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.6cm" svg:height="1.6cm" svg:x="2.3cm" svg:y="2.5cm">
          <text:p text:style-name="P1">1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1.6cm" svg:x="5.5cm" svg:y="2.5cm">
          <text:p text:style-name="P1">2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cm" svg:height="1.6cm" svg:x="9.3cm" svg:y="2.5cm">
          <text:p text:style-name="P1">3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cm" svg:height="1.6cm" svg:x="14.2cm" svg:y="3.9cm">
          <text:p text:style-name="P1">4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6cm" svg:height="1.6cm" svg:x="16.6cm" svg:y="2.5cm">
          <text:p text:style-name="P1">9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cm" svg:height="1.6cm" svg:x="24.4cm" svg:y="2.5cm">
          <text:p text:style-name="P1">1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cm" svg:height="1.6cm" svg:x="2.2cm" svg:y="6.1cm">
          <text:p text:style-name="P1">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1.6cm" svg:x="5.4cm" svg:y="6.1cm">
          <text:p text:style-name="P1">6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1.6cm" svg:x="9.2cm" svg:y="6.1cm">
          <text:p text:style-name="P1">7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1.6cm" svg:x="12.4cm" svg:y="6.1cm">
          <text:p text:style-name="P1">8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6cm" svg:height="1.6cm" svg:x="16.5cm" svg:y="6.1cm">
          <text:p text:style-name="P1">11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6cm" svg:height="1.6cm" svg:x="19.2cm" svg:y="1cm">
          <text:p text:style-name="P1">12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1.6cm" svg:x="9.1cm" svg:y="9.9cm">
          <text:p text:style-name="P1">1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6cm" svg:height="1.6cm" svg:x="12.3cm" svg:y="9.9cm">
          <text:p text:style-name="P1">14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cm" svg:height="1.6cm" svg:x="16.4cm" svg:y="9.9cm">
          <text:p text:style-name="P1">13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6cm" svg:height="1.6cm" svg:x="12.8cm" svg:y="14.3cm">
          <text:p text:style-name="P1">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1cm" svg:y1="4.1cm" svg:x2="3cm" svg:y2="6.1cm" draw:start-shape="id1" draw:start-glue-point="8" draw:end-shape="id2" draw:end-glue-point="4" svg:d="M3100 4100l-100 2000" svg:viewBox="0 0 101 2001">
          <text:p/>
        </draw:connector>
        <draw:connector draw:style-name="gr2" draw:text-style-name="P3" draw:layer="layout" draw:type="line" svg:x1="5.734cm" svg:y1="3.866cm" svg:x2="3.566cm" svg:y2="6.334cm" draw:start-shape="id3" draw:start-glue-point="7" draw:end-shape="id2" draw:end-glue-point="11" svg:d="M5734 3866l-2168 2468" svg:viewBox="0 0 2169 2469">
          <text:p/>
        </draw:connector>
        <draw:connector draw:style-name="gr2" draw:text-style-name="P3" draw:layer="layout" draw:type="line" svg:x1="3.8cm" svg:y1="6.9cm" svg:x2="9.334cm" svg:y2="10.134cm" draw:start-shape="id2" draw:start-glue-point="10" draw:end-shape="id4" draw:end-glue-point="5" svg:d="M3800 6900l5534 3234" svg:viewBox="0 0 5535 3235">
          <text:p/>
        </draw:connector>
        <draw:connector draw:style-name="gr2" draw:text-style-name="P3" draw:layer="layout" draw:type="line" svg:x1="3.666cm" svg:y1="3.866cm" svg:x2="5.634cm" svg:y2="6.334cm" draw:start-shape="id1" draw:start-glue-point="9" draw:end-shape="id5" draw:end-glue-point="5" svg:d="M3666 3866l1968 2468" svg:viewBox="0 0 1969 2469">
          <text:p/>
        </draw:connector>
        <draw:connector draw:style-name="gr2" draw:text-style-name="P3" draw:layer="layout" draw:type="line" svg:x1="6.3cm" svg:y1="4.1cm" svg:x2="9.434cm" svg:y2="6.334cm" draw:start-shape="id3" draw:start-glue-point="8" draw:end-shape="id6" draw:end-glue-point="5" svg:d="M6300 4100l3134 2234" svg:viewBox="0 0 3135 2235">
          <text:p/>
        </draw:connector>
        <draw:connector draw:style-name="gr2" draw:text-style-name="P3" draw:layer="layout" draw:type="line" svg:x1="6.866cm" svg:y1="3.866cm" svg:x2="12.634cm" svg:y2="6.334cm" draw:start-shape="id3" draw:start-glue-point="9" draw:end-shape="id7" draw:end-glue-point="5" svg:d="M6866 3866l5768 2468" svg:viewBox="0 0 5769 2469">
          <text:p/>
        </draw:connector>
        <draw:connector draw:style-name="gr2" draw:text-style-name="P3" draw:layer="layout" draw:type="line" svg:x1="9.534cm" svg:y1="3.866cm" svg:x2="6.766cm" svg:y2="6.334cm" draw:start-shape="id8" draw:start-glue-point="7" draw:end-shape="id5" draw:end-glue-point="11" svg:d="M9534 3866l-2768 2468" svg:viewBox="0 0 2769 2469">
          <text:p/>
        </draw:connector>
        <draw:connector draw:style-name="gr2" draw:text-style-name="P3" draw:layer="layout" draw:type="line" svg:x1="15cm" svg:y1="5.5cm" svg:x2="13.2cm" svg:y2="6.1cm" draw:start-shape="id9" draw:start-glue-point="8" draw:end-shape="id7" draw:end-glue-point="4" svg:d="M15000 5500l-1800 600" svg:viewBox="0 0 1801 601">
          <text:p/>
        </draw:connector>
        <draw:connector draw:style-name="gr2" draw:text-style-name="P3" draw:layer="layout" draw:type="line" svg:x1="17.4cm" svg:y1="4.1cm" svg:x2="17.3cm" svg:y2="6.1cm" draw:start-shape="id10" draw:start-glue-point="8" draw:end-shape="id11" draw:end-glue-point="4" svg:d="M17400 4100l-100 2000" svg:viewBox="0 0 101 2001">
          <text:p/>
        </draw:connector>
        <draw:connector draw:style-name="gr2" draw:text-style-name="P3" draw:layer="layout" draw:type="line" svg:x1="24.634cm" svg:y1="3.866cm" svg:x2="17.866cm" svg:y2="6.334cm" draw:start-shape="id12" draw:start-glue-point="7" draw:end-shape="id11" draw:end-glue-point="11" svg:d="M24634 3866l-6768 2468" svg:viewBox="0 0 6769 2469">
          <text:p/>
        </draw:connector>
        <draw:connector draw:style-name="gr2" draw:text-style-name="P3" draw:layer="layout" draw:type="line" svg:x1="19.434cm" svg:y1="2.366cm" svg:x2="17.766cm" svg:y2="10.134cm" draw:start-shape="id13" draw:start-glue-point="7" draw:end-shape="id14" draw:end-glue-point="11" svg:d="M19434 2366l-1668 7768" svg:viewBox="0 0 1669 7769">
          <text:p/>
        </draw:connector>
        <draw:connector draw:style-name="gr2" draw:text-style-name="P3" draw:layer="layout" draw:type="line" svg:x1="17.3cm" svg:y1="7.7cm" svg:x2="17.2cm" svg:y2="9.9cm" draw:start-shape="id11" draw:start-glue-point="8" draw:end-shape="id14" draw:end-glue-point="4" svg:d="M17300 7700l-100 2200" svg:viewBox="0 0 101 2201">
          <text:p/>
        </draw:connector>
        <draw:connector draw:style-name="gr2" draw:text-style-name="P3" draw:layer="layout" draw:type="line" svg:x1="13.2cm" svg:y1="7.7cm" svg:x2="13.1cm" svg:y2="9.9cm" draw:start-shape="id7" draw:start-glue-point="8" draw:end-shape="id15" draw:end-glue-point="4" svg:d="M13200 7700l-100 2200" svg:viewBox="0 0 101 2201">
          <text:p/>
        </draw:connector>
        <draw:connector draw:style-name="gr2" draw:text-style-name="P3" draw:layer="layout" draw:type="line" svg:x1="10.466cm" svg:y1="11.266cm" svg:x2="13.034cm" svg:y2="14.534cm" draw:start-shape="id4" draw:start-glue-point="9" draw:end-shape="id16" draw:end-glue-point="5" svg:d="M10466 11266l2568 3268" svg:viewBox="0 0 2569 3269">
          <text:p/>
        </draw:connector>
        <draw:connector draw:style-name="gr2" draw:text-style-name="P3" draw:layer="layout" draw:type="line" svg:x1="25.2cm" svg:y1="4.1cm" svg:x2="14.4cm" svg:y2="15.1cm" draw:start-shape="id12" draw:start-glue-point="8" draw:end-shape="id16" draw:end-glue-point="10" svg:d="M25200 4100l-10800 11000" svg:viewBox="0 0 10801 11001">
          <text:p/>
        </draw:connector>
        <draw:connector draw:style-name="gr2" draw:text-style-name="P3" draw:layer="layout" draw:type="line" svg:x1="16.6cm" svg:y1="3.3cm" svg:x2="10.9cm" svg:y2="3.3cm" draw:start-shape="id10" draw:start-glue-point="6" draw:end-shape="id8" draw:end-glue-point="10" svg:d="M16600 3300h-5700" svg:viewBox="0 0 5701 1">
          <text:p/>
        </draw:connector>
        <draw:connector draw:style-name="gr2" draw:text-style-name="P3" draw:layer="layout" draw:type="line" svg:x1="16.634cm" svg:y1="10.134cm" svg:x2="13.9cm" svg:y2="10.7cm" draw:start-shape="id14" draw:start-glue-point="5" draw:end-shape="id15" draw:end-glue-point="10" svg:d="M16634 10134l-2734 566" svg:viewBox="0 0 2735 567">
          <text:p/>
        </draw:connector>
        <draw:connector draw:style-name="gr2" draw:text-style-name="P3" draw:layer="layout" draw:type="line" svg:x1="3.666cm" svg:y1="3.866cm" svg:x2="20cm" svg:y2="1cm" draw:start-shape="id1" draw:start-glue-point="9" draw:end-shape="id13" draw:end-glue-point="4" svg:d="M3666 3866l16334-2866" svg:viewBox="0 0 16335 28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18:51:37.671000000</meta:creation-date>
    <dc:date>2020-02-26T20:17:28.345000000</dc:date>
    <meta:editing-duration>PT1H29M51S</meta:editing-duration>
    <meta:editing-cycles>2</meta:editing-cycles>
    <meta:generator>LibreOffice/6.1.3.2$Windows_x86 LibreOffice_project/86daf60bf00efa86ad547e59e09d6bb77c699acb</meta:generator>
    <meta:document-statistic meta:object-count="34"/>
  </office:meta>
</office:document-meta>
</file>